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920" officeooo:paragraph-rsid="0016b920"/>
    </style:style>
    <style:style style:name="P2" style:family="paragraph" style:parent-style-name="Standard">
      <style:text-properties officeooo:rsid="001889ba" officeooo:paragraph-rsid="001889ba"/>
    </style:style>
    <style:style style:name="P3" style:family="paragraph" style:parent-style-name="Standard">
      <style:text-properties officeooo:rsid="0019e67e" officeooo:paragraph-rsid="0019e67e"/>
    </style:style>
    <style:style style:name="P4" style:family="paragraph" style:parent-style-name="Standard">
      <style:text-properties officeooo:paragraph-rsid="001b22cb"/>
    </style:style>
    <style:style style:name="T1" style:family="text">
      <style:text-properties officeooo:rsid="001833e7"/>
    </style:style>
    <style:style style:name="T2" style:family="text">
      <style:text-properties officeooo:rsid="001889b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b22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rden</text:span> de lo que hay que agregar al proyecto cuando se crea una nueva entidad o campo en la base de datos.</text:p>
      <text:p text:style-name="P1"/>
      <text:p text:style-name="P1">1 – Crear una clase Java que tenga los mismos parámetros que la entidad de la base de datos, es primordial añadir getters y setters adem<text:span text:style-name="T1">á</text:span>s de un constructor completo, cada vez que se añada un campo habrá que introducirlo en esta clase.</text:p>
      <text:p text:style-name="P1"/>
      <text:p text:style-name="P2">2 – Crear el DAO correspondiente a esta clase con las funciones necesarias, los nombres de las funciones deberían decir para que sirven. Si necesito una función que obtenga un videojuego a partir de una ID, lo suyo es que se llame getVideogameByVideogame_id_pk.</text:p>
      <text:p text:style-name="P2"/>
      <text:p text:style-name="P2">3 – Crear la implementación del DAO rellenando las funciones. La conexión con la base de datos se crea en el constructor del DAO, así cuando se llama a esta clase ya dispone de una conexión creada.</text:p>
      <text:p text:style-name="P2"/>
      <text:p text:style-name="P2">4 – Crear el controlador de esta clase. La vista de la aplicación, que en este caso son los JSP se encargarán de llamar a estos controladores a través de formularios o directamente cuando carga la página. Este paso es Opcional pues puede pasar que haya una clase intermedia que no queramos mostrar en la vista pero sí usar en otros controladores.</text:p>
      <text:p text:style-name="P2"/>
      <text:p text:style-name="P4"><text:span text:style-name="T5">5 – Crear la vista correspondiente que se encargue de llamar a los controladores y utilice la información obtenida para darle forma a la página.</text:span></text:p>
      <text:p text:style-name="P2"/>
      <text:p text:style-name="P3"><text:span text:style-name="T5">6</text:span> – Agregar un link en cualquiera de los dos navegadores para un fácil acc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56S</meta:editing-duration>
    <meta:editing-cycles>5</meta:editing-cycles>
    <meta:generator>LibreOffice/5.3.0.3$Windows_x86 LibreOffice_project/7074905676c47b82bbcfbea1aeefc84afe1c50e1</meta:generator>
    <dc:date>2017-08-17T23:55:51.541000000</dc:date>
    <meta:document-statistic meta:table-count="0" meta:image-count="0" meta:object-count="0" meta:page-count="1" meta:paragraph-count="7" meta:word-count="241" meta:character-count="1366" meta:non-whitespace-character-count="1126"/>
    <meta:user-defined meta:name="Info 1"/>
    <meta:user-defined meta:name="Info 2"/>
    <meta:user-defined meta:name="Info 3"/>
    <meta:user-defined meta:name="Info 4"/>
  </office:meta>
</office:document-meta>
</file>